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6ed" officeooo:paragraph-rsid="000136ed"/>
    </style:style>
    <style:style style:name="P2" style:family="paragraph" style:parent-style-name="Standard">
      <style:text-properties officeooo:rsid="000136ed" officeooo:paragraph-rsid="0004cbb3"/>
    </style:style>
    <style:style style:name="P3" style:family="paragraph" style:parent-style-name="Standard">
      <style:text-properties officeooo:paragraph-rsid="000136ed"/>
    </style:style>
    <style:style style:name="P4" style:family="paragraph" style:parent-style-name="Standard">
      <style:text-properties fo:font-weight="bold" officeooo:rsid="000136ed" officeooo:paragraph-rsid="000136ed" style:font-weight-asian="bold" style:font-weight-complex="bold"/>
    </style:style>
    <style:style style:name="P5" style:family="paragraph" style:parent-style-name="Standard">
      <style:text-properties fo:font-weight="bold" officeooo:rsid="0004cbb3" officeooo:paragraph-rsid="0004cbb3" style:font-weight-asian="bold" style:font-weight-complex="bold"/>
    </style:style>
    <style:style style:name="P6" style:family="paragraph" style:parent-style-name="Standard">
      <style:text-properties fo:font-style="italic" officeooo:rsid="000136ed" officeooo:paragraph-rsid="000136ed" style:font-style-asian="italic" style:font-style-complex="italic"/>
    </style:style>
    <style:style style:name="P7" style:family="paragraph" style:parent-style-name="Standard">
      <style:text-properties officeooo:paragraph-rsid="0004cbb3"/>
    </style:style>
    <style:style style:name="P8" style:family="paragraph" style:parent-style-name="Standard">
      <style:text-properties fo:font-style="italic" officeooo:rsid="000136ed" officeooo:paragraph-rsid="0004cbb3" style:font-style-asian="italic" style:font-style-complex="italic"/>
    </style:style>
    <style:style style:name="P9" style:family="paragraph" style:parent-style-name="Standard">
      <style:text-properties fo:font-style="italic" officeooo:rsid="0008f991" officeooo:paragraph-rsid="0008f991" style:font-style-asian="italic" style:font-style-complex="italic"/>
    </style:style>
    <style:style style:name="P10" style:family="paragraph" style:parent-style-name="Standard">
      <style:text-properties fo:font-style="normal" officeooo:rsid="000136ed" officeooo:paragraph-rsid="0008f991" style:font-style-asian="normal" style:font-style-complex="normal"/>
    </style:style>
    <style:style style:name="P11" style:family="paragraph" style:parent-style-name="Standard">
      <style:text-properties fo:font-style="normal" fo:font-weight="bold" officeooo:rsid="0008f991" officeooo:paragraph-rsid="0008f991" style:font-style-asian="normal" style:font-weight-asian="bold" style:font-style-complex="normal" style:font-weight-complex="bold"/>
    </style:style>
    <style:style style:name="T1" style:family="text">
      <style:text-properties officeooo:rsid="000136ed"/>
    </style:style>
    <style:style style:name="T2" style:family="text">
      <style:text-properties officeooo:rsid="00027445"/>
    </style:style>
    <style:style style:name="T3" style:family="text">
      <style:text-properties officeooo:rsid="0002e374"/>
    </style:style>
    <style:style style:name="T4" style:family="text">
      <style:text-properties fo:font-weight="bold" officeooo:rsid="000136ed" style:font-weight-asian="bold" style:font-weight-complex="bold"/>
    </style:style>
    <style:style style:name="T5" style:family="text">
      <style:text-properties fo:font-weight="bold" officeooo:rsid="0004cbb3" style:font-weight-asian="bold" style:font-weight-complex="bold"/>
    </style:style>
    <style:style style:name="T6" style:family="text">
      <style:text-properties fo:font-style="italic" officeooo:rsid="0004cbb3" style:font-style-asian="italic" style:font-style-complex="italic"/>
    </style:style>
    <style:style style:name="T7" style:family="text">
      <style:text-properties fo:font-style="italic" officeooo:rsid="000136ed" style:font-style-asian="italic" style:font-style-complex="italic"/>
    </style:style>
    <style:style style:name="T8" style:family="text">
      <style:text-properties officeooo:rsid="00069c35"/>
    </style:style>
    <style:style style:name="T9" style:family="text">
      <style:text-properties officeooo:rsid="00093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01/12/2020</text:p>
      <text:p text:style-name="P4">recherche sur : angular</text:p>
      <text:p text:style-name="P1"/>
      <text:p text:style-name="P3"><text:span text:style-name="T1">échantillon d’annonces (</text:span><text:span text:style-name="T3">I</text:span><text:span text:style-name="T1">ndeed)</text:span></text:p>
      <text:p text:style-name="P1"/>
      <text:p text:style-name="P1">POSITIF: +++++++<text:span text:style-name="T2">+++</text:span></text:p>
      <text:p text:style-name="P1">NEGATIF: ++++<text:span text:style-name="T2">++++</text:span></text:p>
      <text:p text:style-name="P1"/>
      <text:p text:style-name="P3"><text:span text:style-name="T6">G</text:span><text:span text:style-name="T7">rosse réserve car souvent couplé à Java.</text:span></text:p>
      <text:p text:style-name="P6"/>
      <text:p text:style-name="P6">------</text:p>
      <text:p text:style-name="P5">02/12/2020</text:p>
      <text:p text:style-name="P7"><text:span text:style-name="T4">recherche sur : </text:span><text:span text:style-name="T5">react</text:span></text:p>
      <text:p text:style-name="P2"/>
      <text:p text:style-name="P7"><text:span text:style-name="T1">échantillon d’annonces (</text:span><text:span text:style-name="T3">I</text:span><text:span text:style-name="T1">ndeed)</text:span></text:p>
      <text:p text:style-name="P2"/>
      <text:p text:style-name="P2">POSITIF:<text:span text:style-name="T8">++++</text:span></text:p>
      <text:p text:style-name="P2">NEGATIF:<text:span text:style-name="T8">+++</text:span></text:p>
      <text:p text:style-name="P8"/>
      <text:p text:style-name="P8">------</text:p>
      <text:p text:style-name="P11">03/12/2020</text:p>
      <text:p text:style-name="P11">recherche sur: java</text:p>
      <text:p text:style-name="P9"/>
      <text:p text:style-name="P9"><text:a xlink:type="simple" xlink:href="https://emploi.developpez.com/" text:style-name="Internet_20_link" text:visited-style-name="Visited_20_Internet_20_Link">https://emploi.developpez.com/</text:a></text:p>
      <text:p text:style-name="P9"/>
      <text:p text:style-name="P10">POSITIF:<text:span text:style-name="T9">++</text:span></text:p>
      <text:p text:style-name="P10">NEGATIF:<text:span text:style-name="T9">+++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12-03T16:40:53.133000000</dc:date>
    <meta:editing-duration>PT20M23S</meta:editing-duration>
    <meta:editing-cycles>6</meta:editing-cycles>
    <meta:document-statistic meta:table-count="0" meta:image-count="0" meta:object-count="0" meta:page-count="1" meta:paragraph-count="18" meta:word-count="38" meta:character-count="318" meta:non-whitespace-character-count="298"/>
  </office:meta>
</office:document-meta>
</file>